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Light" fo:font-weight="bold" style:font-weight-asian="bold" style:font-weight-complex="bold"/>
    </style:style>
    <style:style style:name="P2" style:family="paragraph" style:parent-style-name="Standard">
      <style:text-properties style:font-name="Bahnschrift Ligh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on't like it? Join.</text:p>
      <text:p text:style-name="P1"/>
      <text:p text:style-name="P1"/>
      <text:p text:style-name="P1">Start thinking about the ritual as a game</text:p>
      <text:p text:style-name="P1"/>
      <text:p text:style-name="P1">A game in which the rules are not clear</text:p>
      <text:p text:style-name="P1"/>
      <text:p text:style-name="P1">take a step, jump. </text:p>
      <text:p text:style-name="P1"/>
      <text:p text:style-name="P1">Build a tent. With rope and bed sheets and everything you can find</text:p>
      <text:p text:style-name="P1"/>
      <text:p text:style-name="P1">Scream: THIS IS AN INVITATION</text:p>
      <text:p text:style-name="P1"/>
      <text:p text:style-name="P1">Start sleeping under art in public spaces.</text:p>
      <text:p text:style-name="P1"/>
      <text:p text:style-name="P1">Stare at the moon all night long</text:p>
      <text:p text:style-name="P1"/>
      <text:p text:style-name="P1">Sit on a chair and face the highway whilst the city wakes up</text:p>
      <text:p text:style-name="P1"/>
      <text:p text:style-name="P1">Give rooms arms, legs and eyes</text:p>
      <text:p text:style-name="P1"/>
      <text:p text:style-name="P1">Give 10 children, 10 crayons. One crayon each. <text:s/>Exhibit their findings</text:p>
      <text:p text:style-name="P1"/>
      <text:p text:style-name="P1">Politicise the jigsaw puzzle,</text:p>
      <text:p text:style-name="P1"/>
      <text:p text:style-name="P1">enter the livingroom.</text:p>
      <text:p text:style-name="P1"/>
      <text:p text:style-name="P1">create integrated environments</text:p>
      <text:p text:style-name="P1"/>
      <text:p text:style-name="P1">consisting of ritual objects, spatial adaptations</text:p>
      <text:p text:style-name="P1"/>
      <text:p text:style-name="P1">and LIVING PEOPLE</text:p>
      <text:p text:style-name="P1"/>
      <text:p text:style-name="P1">waar zit het rituele potentieel in ons dagelijks bestaan?</text:p>
      <text:p text:style-name="P1"/>
      <text:p text:style-name="P1">A ritual space</text:p>
      <text:p text:style-name="P1"/>
      <text:p text:style-name="P1">In which objects and people are in constant communications</text:p>
      <text:p text:style-name="P1"/>
      <text:p text:style-name="P1">invite people to PROTEST</text:p>
      <text:p text:style-name="P1"/>
      <text:p text:style-name="P1">find 50 words for silence</text:p>
      <text:p text:style-name="P1"/>
      <text:p text:style-name="P1">think of 1 symbol for loneliness</text:p>
      <text:p text:style-name="P1"/>
      <text:p text:style-name="P1">move, paint, sit, sing, scream, write</text:p>
      <text:p text:style-name="P1"/>
      <text:p text:style-name="P1">Talk to the DEAD and the LIVING</text:p>
      <text:p text:style-name="P1"/>
      <text:p text:style-name="P1"><text:soft-page-break/>call on the collective </text:p>
      <text:p text:style-name="P1"/>
      <text:p text:style-name="P1">Call for collaboration</text:p>
      <text:p text:style-name="P1"/>
      <text:p text:style-name="P1">to wait, to be bored, to play, </text:p>
      <text:p text:style-name="P1"/>
      <text:p text:style-name="P1">give a voice to the voiceless</text:p>
      <text:p text:style-name="P1"/>
      <text:p text:style-name="P1">speak without a tongue</text:p>
      <text:p text:style-name="P1"/>
      <text:p text:style-name="P1">uuuuuuuuuhhhhhhhhhhhhhhhhh</text:p>
      <text:p text:style-name="P1"/>
      <text:p text:style-name="P1">Don't like it? Join!</text:p>
      <text:p text:style-name="P1"/>
      <text:p text:style-name="P1">Every aspect of your being.</text:p>
      <text:p text:style-name="P1"/>
      <text:p text:style-name="P1">Your body, Your mind, Your habitat, your time</text:p>
      <text:p text:style-name="P1"/>
      <text:p text:style-name="P1">is being mined, excavated and sold</text:p>
      <text:p text:style-name="P1"/>
      <text:p text:style-name="P1">plaats jezelf in een onconfortabele positie</text:p>
      <text:p text:style-name="P1"/>
      <text:p text:style-name="P1">durf te provoceren</text:p>
      <text:p text:style-name="P1"/>
      <text:p text:style-name="P1">afkeer, woede, twijfel op te roepen</text:p>
      <text:p text:style-name="P1"/>
      <text:p text:style-name="P1">write a manifest</text:p>
      <text:p text:style-name="P1"/>
      <text:p text:style-name="P1">loop door zuid-wtc en kijk naar de gezichten</text:p>
      <text:p text:style-name="P1"/>
      <text:p text:style-name="P1">Assemble a lot of chairs</text:p>
      <text:p text:style-name="P1"/>
      <text:p text:style-name="P1">give a lecture about the history of chairs</text:p>
      <text:p text:style-name="P1"/>
      <text:p text:style-name="P1">organize a workshop about sitting</text:p>
      <text:p text:style-name="P1"/>
      <text:p text:style-name="P1">start sitting in public spaces</text:p>
      <text:p text:style-name="P1"/>
      <text:p text:style-name="P1">Perform an artist, exhibit the methods, showcase the process.</text:p>
      <text:p text:style-name="P1"/>
      <text:p text:style-name="P1">mediate creativity.</text:p>
      <text:p text:style-name="P1"/>
      <text:p text:style-name="P1">become one with creative energy </text:p>
      <text:p text:style-name="P1"/>
      <text:p text:style-name="P1">Talk to objects. </text:p>
      <text:p text:style-name="P1"/>
      <text:p text:style-name="P1">Converse with stone and sand, with eart and salt.</text:p>
      <text:p text:style-name="P1"/>
      <text:p text:style-name="P1">Place candles in a circle</text:p>
      <text:p text:style-name="P1"/>
      <text:p text:style-name="P1"><text:soft-page-break/>stand in the middle and whisper...I AM NOT A MINE</text:p>
      <text:p text:style-name="P2"/>
      <text:p text:style-name="P1"/>
      <text:p text:style-name="P1">THIS IS AN INVITATION</text:p>
      <text:p text:style-name="P1"/>
      <text:p text:style-name="P1">dont like it? Jo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8T13:25:31.03</meta:creation-date>
    <dc:date>2020-03-03T20:41:51.43</dc:date>
    <meta:editing-duration>PT2M45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3" meta:paragraph-count="52" meta:word-count="303" meta:character-count="1727"/>
  </office:meta>
</office:document-meta>
</file>